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2453" officeooo:paragraph-rsid="00002453"/>
    </style:style>
    <style:style style:name="P2" style:family="paragraph" style:parent-style-name="Standard">
      <style:text-properties officeooo:rsid="0001ed1b" officeooo:paragraph-rsid="0001ed1b"/>
    </style:style>
    <style:style style:name="P3" style:family="paragraph" style:parent-style-name="Standard" style:list-style-name="L1">
      <style:text-properties officeooo:rsid="0001ed1b" officeooo:paragraph-rsid="0001ed1b"/>
    </style:style>
    <style:style style:name="P4" style:family="paragraph" style:parent-style-name="Standard" style:list-style-name="L1">
      <style:text-properties officeooo:paragraph-rsid="0001ed1b"/>
    </style:style>
    <style:style style:name="P5" style:family="paragraph" style:parent-style-name="Standard" style:list-style-name="L2">
      <style:text-properties officeooo:rsid="00039ff3" officeooo:paragraph-rsid="00039ff3"/>
    </style:style>
    <style:style style:name="P6" style:family="paragraph" style:parent-style-name="Standard" style:list-style-name="L4">
      <style:text-properties officeooo:rsid="00039ff3" officeooo:paragraph-rsid="00039ff3"/>
    </style:style>
    <style:style style:name="P7" style:family="paragraph" style:parent-style-name="Standard" style:list-style-name="L3">
      <style:text-properties officeooo:paragraph-rsid="0001ed1b"/>
    </style:style>
    <style:style style:name="P8" style:family="paragraph" style:parent-style-name="Standard">
      <style:text-properties officeooo:paragraph-rsid="0001ed1b"/>
    </style:style>
    <style:style style:name="T1" style:family="text">
      <style:text-properties officeooo:rsid="0001ed1b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Reset and Git revert</text:p>
      <text:list xml:id="list2758255917" text:style-name="L2">
        <text:list-item>
          <text:p text:style-name="P5">Git Reset</text:p>
        </text:list-item>
      </text:list>
      <text:list xml:id="list1502918686" text:style-name="L1">
        <text:list-header>
          <text:p text:style-name="P4"/>
        </text:list-header>
        <text:list-item>
          <text:p text:style-name="P4"><text:span text:style-name="T1">To reset Staging area </text:span></text:p>
          <text:p text:style-name="P3">git reset &lt;filename&gt; Press Enter Key </text:p>
          <text:p text:style-name="P3">git reset . Press Enter Key </text:p>
        </text:list-item>
        <text:list-item>
          <text:p text:style-name="P3">To reset the changes from both staging area and working area directory at a time</text:p>
          <text:p text:style-name="P3">git reset –hard</text:p>
        </text:list-item>
      </text:list>
      <text:p text:style-name="P2"/>
      <text:list xml:id="list2305766988" text:style-name="L3">
        <text:list-item>
          <text:p text:style-name="P7"><text:span text:style-name="T1"><text:s/>Git Revert </text:span></text:p>
        </text:list-item>
      </text:list>
      <text:p text:style-name="P8"/>
      <text:list xml:id="list2943277504" text:style-name="L4">
        <text:list-item>
          <text:p text:style-name="P6">The revert command help you undo an existing commit.</text:p>
        </text:list-item>
        <text:list-item>
          <text:p text:style-name="P6">It does not delete any data in the process instead rather git created a new commit with the include files revert to their previous state so, GIT history moves forward while the state of your file moves backwards </text:p>
        </text:list-item>
        <text:list-item>
          <text:p text:style-name="P6">Syntax - : git revert commit-id</text:p>
        </text:list-item>
        <text:list-item>
          <text:p text:style-name="P6">after them we provide a new message message to skip previous commit.</text:p>
        </text:list-item>
      </text:list>
      <text:list xml:id="list95014886958790" text:continue-list="list1502918686" text:style-name="L1">
        <text:list-header>
          <text:p text:style-name="P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4T09:08:37.764851130</meta:creation-date>
    <dc:date>2021-05-14T09:50:12.966345624</dc:date>
    <meta:editing-duration>PT11M14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21" meta:character-count="603" meta:non-whitespace-character-count="501"/>
  </office:meta>
</office:document-meta>
</file>